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6 Planet-system with 60° separation ang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X+Z+ → upper-righ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ter X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Center Z (Y)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-Offset</text:p>
          </table:table-cell>
          <table:table-cell table:formula="of:=SIN(RADIANS(30))*[.B6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table:formula="of:=COS(RADIANS(30))*[.B6]" office:value-type="float" office:value="866.025403784439" calcext:value-type="float">
            <text:p>866.0254037844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Z (Y)</text:p>
          </table:table-cell>
        </table:table-row>
        <table:table-row table:style-name="ro1">
          <table:table-cell table:style-name="ce3" office:value-type="string" calcext:value-type="string">
            <text:p>Top</text:p>
          </table:table-cell>
          <table:table-cell table:formula="of:=[.B4]" office:value-type="float" office:value="9000" calcext:value-type="float">
            <text:p>9000</text:p>
          </table:table-cell>
          <table:table-cell table:formula="of:=[.B5]+[.B6]" office:value-type="float" office:value="6000" calcext:value-type="float">
            <text:p>6000</text:p>
          </table:table-cell>
        </table:table-row>
        <table:table-row table:style-name="ro1">
          <table:table-cell table:style-name="ce3" office:value-type="string" calcext:value-type="string">
            <text:p>Top-right</text:p>
          </table:table-cell>
          <table:table-cell table:formula="of:=[.B4]+[.B9]" office:value-type="float" office:value="9866.02540378444" calcext:value-type="float">
            <text:p>9866.02540378444</text:p>
          </table:table-cell>
          <table:table-cell table:formula="of:=[.B5]+[.B8]" office:value-type="float" office:value="5500" calcext:value-type="float">
            <text:p>5500</text:p>
          </table:table-cell>
        </table:table-row>
        <table:table-row table:style-name="ro1">
          <table:table-cell table:style-name="ce3" office:value-type="string" calcext:value-type="string">
            <text:p>Bottom-right</text:p>
          </table:table-cell>
          <table:table-cell table:formula="of:=[.B4]+[.B9]" office:value-type="float" office:value="9866.02540378444" calcext:value-type="float">
            <text:p>9866.02540378444</text:p>
          </table:table-cell>
          <table:table-cell table:formula="of:=[.B5]-[.B8]" office:value-type="float" office:value="4500" calcext:value-type="float">
            <text:p>4500</text:p>
          </table:table-cell>
        </table:table-row>
        <table:table-row table:style-name="ro1">
          <table:table-cell table:style-name="ce3" office:value-type="string" calcext:value-type="string">
            <text:p>Bottom</text:p>
          </table:table-cell>
          <table:table-cell table:formula="of:=[.B4]" office:value-type="float" office:value="9000" calcext:value-type="float">
            <text:p>9000</text:p>
          </table:table-cell>
          <table:table-cell table:formula="of:=[.B5]-[.B6]" office:value-type="float" office:value="4000" calcext:value-type="float">
            <text:p>4000</text:p>
          </table:table-cell>
        </table:table-row>
        <table:table-row table:style-name="ro1">
          <table:table-cell table:style-name="ce3" office:value-type="string" calcext:value-type="string">
            <text:p>Bottom-left</text:p>
          </table:table-cell>
          <table:table-cell table:formula="of:=[.B4]-[.B9]" office:value-type="float" office:value="8133.97459621556" calcext:value-type="float">
            <text:p>8133.97459621556</text:p>
          </table:table-cell>
          <table:table-cell table:formula="of:=[.B5]-[.B8]" office:value-type="float" office:value="4500" calcext:value-type="float">
            <text:p>4500</text:p>
          </table:table-cell>
        </table:table-row>
        <table:table-row table:style-name="ro1">
          <table:table-cell table:style-name="ce3" office:value-type="string" calcext:value-type="string">
            <text:p>Top-left</text:p>
          </table:table-cell>
          <table:table-cell table:formula="of:=[.B4]-[.B9]" office:value-type="float" office:value="8133.97459621556" calcext:value-type="float">
            <text:p>8133.97459621556</text:p>
          </table:table-cell>
          <table:table-cell table:formula="of:=[.B5]+[.B8]" office:value-type="float" office:value="5500" calcext:value-type="float">
            <text:p>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7:10:08.327107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3:19:35.654096511</meta:creation-date>
    <dc:date>2019-07-22T17:19:54.273588574</dc:date>
    <meta:editing-duration>PT25M8S</meta:editing-duration>
    <meta:editing-cycles>12</meta:editing-cycles>
    <meta:generator>LibreOffice/6.1.5.2$Linux_X86_64 LibreOffice_project/10$Build-2</meta:generator>
    <meta:document-statistic meta:table-count="1" meta:cell-count="32" meta:object-count="0"/>
  </office:meta>
</office:document-meta>
</file>